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1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21" style:family="table-cell" style:parent-style-name="Default">
      <style:text-properties fo:color="#40e0d0" fo:font-weight="bold" style:font-weight-asian="bold" style:font-weight-complex="bold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24" style:family="table-cell" style:parent-style-name="Default">
      <style:table-cell-properties fo:background-color="#ffb6c1"/>
      <style:text-properties fo:color="#000000"/>
    </style:style>
    <style:style style:name="ce26" style:family="table-cell" style:parent-style-name="Default">
      <style:table-cell-properties fo:background-color="#00ff7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41" style:family="table-cell" style:parent-style-name="Default" style:data-style-name="N100"/>
    <style:style style:name="ce37" style:family="table-cell" style:parent-style-name="Default" style:data-style-name="N99"/>
    <style:style style:name="ce38" style:family="table-cell" style:parent-style-name="Default" style:data-style-name="N0"/>
    <style:style style:name="ce50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/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ext-properties fo:color="#0000ff" fo:font-weight="bold" style:font-weight-asian="bold" style:font-weight-complex="bold"/>
    </style:style>
    <style:style style:name="ce57" style:family="table-cell" style:parent-style-name="Default">
      <style:text-properties fo:color="#800080" fo:font-weight="bold" style:font-weight-asian="bold" style:font-weight-complex="bold"/>
    </style:style>
    <style:style style:name="ce58" style:family="table-cell" style:parent-style-name="Default">
      <style:text-properties fo:color="#ff8c00" fo:font-weight="bold" style:font-weight-asian="bold" style:font-weight-complex="bold"/>
    </style:style>
    <style:style style:name="ce59" style:family="table-cell" style:parent-style-name="Default">
      <style:table-cell-properties fo:background-color="#00b4b4"/>
      <style:text-properties fo:color="#c9211e" fo:font-weight="bold" style:font-weight-asian="bold" style:font-weight-complex="bold"/>
    </style:style>
    <style:style style:name="ce60" style:family="table-cell" style:parent-style-name="Default">
      <style:table-cell-properties fo:background-color="#00ff00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ext-properties fo:font-weight="bold" style:font-weight-asian="bold" style:font-weight-complex="bold"/>
    </style:style>
    <style:style style:name="ce65" style:family="table-cell" style:parent-style-name="Default" style:data-style-name="N100">
      <style:text-properties fo:font-weight="normal" style:font-weight-asian="normal" style:font-weight-complex="normal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  <style:style style:name="ce74" style:family="table-cell" style:parent-style-name="Default" style:data-style-name="N100">
      <style:text-properties fo:font-weight="bold" style:font-weight-asian="bold" style:font-weight-complex="bold"/>
    </style:style>
    <style:style style:name="ce75" style:family="table-cell" style:parent-style-name="Default" style:data-style-name="N100"/>
    <style:style style:name="ce76" style:family="table-cell" style:parent-style-name="Default" style:data-style-name="N100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ffff00"/>
    </style:style>
    <style:style style:name="ce79" style:family="table-cell" style:parent-style-name="Default" style:data-style-name="N100"/>
    <style:style style:name="ce80" style:family="table-cell" style:parent-style-name="Default" style:data-style-name="N100">
      <style:text-properties fo:font-weight="bold" style:font-weight-asian="bold" style:font-weight-complex="bold"/>
    </style:style>
    <style:style style:name="ce82" style:family="table-cell" style:parent-style-name="Default" style:data-style-name="N100"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_System_SO_SYN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6</text:p>
          </table:table-cell>
          <table:table-cell table:style-name="ce3" office:value-type="string" calcext:value-type="string">
            <text:p>s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7</text:p>
          </table:table-cell>
          <table:table-cell table:style-name="ce3" office:value-type="string" calcext:value-type="string">
            <text:p>s1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964</text:p>
          </table:table-cell>
          <table:table-cell table:style-name="ce3" office:value-type="string" calcext:value-type="string">
            <text:p>s1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43</text:p>
          </table:table-cell>
          <table:table-cell table:style-name="ce4" office:value-type="string" calcext:value-type="string">
            <text:p>s16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1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42</text:p>
          </table:table-cell>
          <table:table-cell table:style-name="ce4" office:value-type="string" calcext:value-type="string">
            <text:p>s1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2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6</text:p>
          </table:table-cell>
          <table:table-cell table:style-name="ce4" office:value-type="string" calcext:value-type="string">
            <text:p>s2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3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3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4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48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44</text:p>
          </table:table-cell>
          <table:table-cell table:style-name="ce4" office:value-type="string" calcext:value-type="string">
            <text:p>s5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5</text:p>
          </table:table-cell>
          <table:table-cell table:style-name="ce4" office:value-type="string" calcext:value-type="string">
            <text:p>s5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9</text:p>
          </table:table-cell>
          <table:table-cell table:style-name="ce4" office:value-type="string" calcext:value-type="string">
            <text:p>s54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9</text:p>
          </table:table-cell>
          <table:table-cell table:style-name="ce4" office:value-type="string" calcext:value-type="string">
            <text:p>s56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7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6</text:p>
          </table:table-cell>
          <table:table-cell table:style-name="ce4" office:value-type="string" calcext:value-type="string">
            <text:p>s58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40</text:p>
          </table:table-cell>
          <table:table-cell table:style-name="ce4" office:value-type="string" calcext:value-type="string">
            <text:p>s59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office:value-type="string" calcext:value-type="string">
            <text:p>Añadir proceso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6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9</text:p>
          </table:table-cell>
          <table:table-cell table:style-name="ce5" office:value-type="string" calcext:value-type="string">
            <text:p>s65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6</text:p>
          </table:table-cell>
          <table:table-cell table:style-name="ce5" office:value-type="string" calcext:value-type="string">
            <text:p>s67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40</text:p>
          </table:table-cell>
          <table:table-cell table:style-name="ce5" office:value-type="string" calcext:value-type="string">
            <text:p>s6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4</text:p>
          </table:table-cell>
          <table:table-cell table:style-name="ce5" office:value-type="string" calcext:value-type="string">
            <text:p>s69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9</text:p>
          </table:table-cell>
          <table:table-cell table:style-name="ce5" office:value-type="string" calcext:value-type="string">
            <text:p>s7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5</text:p>
          </table:table-cell>
          <table:table-cell table:style-name="ce5" office:value-type="string" calcext:value-type="string">
            <text:p>s8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2</text:p>
          </table:table-cell>
          <table:table-cell table:style-name="ce6" office:value-type="string" calcext:value-type="string">
            <text:p>s84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9</text:p>
          </table:table-cell>
          <table:table-cell table:style-name="ce6" office:value-type="string" calcext:value-type="string">
            <text:p>s8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6</text:p>
          </table:table-cell>
          <table:table-cell table:style-name="ce6" office:value-type="string" calcext:value-type="string">
            <text:p>s89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42</text:p>
          </table:table-cell>
          <table:table-cell table:style-name="ce7" office:value-type="string" calcext:value-type="string">
            <text:p>s9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9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3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6</text:p>
          </table:table-cell>
          <table:table-cell table:style-name="ce7" office:value-type="string" calcext:value-type="string">
            <text:p>s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9</text:p>
          </table:table-cell>
          <table:table-cell table:style-name="ce7" office:value-type="string" calcext:value-type="string">
            <text:p>s9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42</text:p>
          </table:table-cell>
          <table:table-cell table:style-name="ce7" office:value-type="string" calcext:value-type="string">
            <text:p>s97</text:p>
          </table:table-cell>
          <table:table-cell table:number-columns-repeated="5"/>
          <table:table-cell table:style-name="ce1"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9</text:p>
          </table:table-cell>
          <table:table-cell table:style-name="ce7" office:value-type="string" calcext:value-type="string">
            <text:p>s98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9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44</text:p>
          </table:table-cell>
          <table:table-cell table:style-name="ce7" office:value-type="string" calcext:value-type="string">
            <text:p>s10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41</text:p>
          </table:table-cell>
          <table:table-cell table:style-name="ce7" office:value-type="string" calcext:value-type="string">
            <text:p>s10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03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7</text:p>
          </table:table-cell>
          <table:table-cell table:style-name="ce7" office:value-type="string" calcext:value-type="string">
            <text:p>s107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0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17</text:p>
          </table:table-cell>
          <table:table-cell table:style-name="ce7" office:value-type="string" calcext:value-type="string">
            <text:p>s11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1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1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49</text:p>
          </table:table-cell>
          <table:table-cell table:style-name="ce7" office:value-type="string" calcext:value-type="string">
            <text:p>s114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5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8"/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office:value-type="string" calcext:value-type="string">
            <text:p>LastDirectionSO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938</text:p>
          </table:table-cell>
          <table:table-cell table:style-name="ce7" office:value-type="string" calcext:value-type="string">
            <text:p>s119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6941</text:p>
          </table:table-cell>
          <table:table-cell table:style-name="ce7" office:value-type="string" calcext:value-type="string">
            <text:p>s12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943</text:p>
          </table:table-cell>
          <table:table-cell table:style-name="ce7" office:value-type="string" calcext:value-type="string">
            <text:p>s12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23</text:p>
          </table:table-cell>
          <table:table-cell table:style-name="ce7" office:value-type="string" calcext:value-type="string">
            <text:p>s12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42</text:p>
          </table:table-cell>
          <table:table-cell table:style-name="ce7" office:value-type="string" calcext:value-type="string">
            <text:p>s124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5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7"/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  <table:table-cell table:style-name="ce21" office:value-type="string" calcext:value-type="string">
            <text:p>s12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7000</text:p>
          </table:table-cell>
          <table:table-cell table:style-name="ce21" office:value-type="string" calcext:value-type="string">
            <text:p>s12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42</text:p>
          </table:table-cell>
          <table:table-cell table:style-name="ce21" office:value-type="string" calcext:value-type="string">
            <text:p>s128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1938</text:p>
          </table:table-cell>
          <table:table-cell table:style-name="ce21" office:value-type="string" calcext:value-type="string">
            <text:p>s129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7946</text:p>
          </table:table-cell>
          <table:table-cell table:style-name="ce21" office:value-type="string" calcext:value-type="string">
            <text:p>s13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41</text:p>
          </table:table-cell>
          <table:table-cell table:style-name="ce21" office:value-type="string" calcext:value-type="string">
            <text:p>s131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8000</text:p>
          </table:table-cell>
          <table:table-cell table:style-name="ce21" office:value-type="string" calcext:value-type="string">
            <text:p>s132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style-name="ce21"/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/>
          <table:table-cell table:style-name="ce21" office:value-type="string" calcext:value-type="string">
            <text:p>s133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style-name="ce6"/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ce9"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ce9" office:value-type="string" calcext:value-type="string">
            <text:p>c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ce9" office:value-type="string" calcext:value-type="string">
            <text:p>c11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ce10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ce24" office:value-type="string" calcext:value-type="string">
            <text:p>e2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ce24" office:value-type="string" calcext:value-type="string">
            <text:p>e3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ce24" office:value-type="string" calcext:value-type="string">
            <text:p>e4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ce10" office:value-type="string" calcext:value-type="string">
            <text:p>e6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ce10" office:value-type="string" calcext:value-type="string">
            <text:p>e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ce10" office:value-type="string" calcext:value-type="string">
            <text:p>e8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ce10" office:value-type="string" calcext:value-type="string">
            <text:p>e9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ce10" office:value-type="string" calcext:value-type="string">
            <text:p>e1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ce10" office:value-type="string" calcext:value-type="string">
            <text:p>e11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2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3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ce26" office:value-type="string" calcext:value-type="string">
            <text:p>e14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ce26" office:value-type="string" calcext:value-type="string">
            <text:p>e15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6"/>
          <table:table-cell table:style-name="ce1" office:value-type="string" calcext:value-type="string">
            <text:p>8802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ce26" office:value-type="string" calcext:value-type="string">
            <text:p>e16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ce26" office:value-type="string" calcext:value-type="string">
            <text:p>e17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ce26" office:value-type="string" calcext:value-type="string">
            <text:p>e18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ce26" office:value-type="string" calcext:value-type="string">
            <text:p>e19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26" office:value-type="string" calcext:value-type="string">
            <text:p>e2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8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Nueva bander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99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999</text:p>
          </table:table-cell>
          <table:table-cell table:number-columns-repeated="8"/>
        </table:table-row>
        <table:table-row table:style-name="ro1" table:number-rows-repeated="17">
          <table:table-cell table:number-columns-repeated="10"/>
        </table:table-row>
        <table:table-row table:style-name="ro1" table:number-rows-repeated="42">
          <table:table-cell/>
          <table:table-cell table:style-name="ce2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8"/>
        </table:table-row>
        <calcext:conditional-formats>
          <calcext:conditional-format calcext:target-range-address="File_System_SO_SYNC.I333:File_System_SO_SYNC.I333 File_System_SO_SYNC.B269:File_System_SO_SYNC.B459 File_System_SO_SYNC.I196:File_System_SO_SYNC.I196 File_System_SO_SYNC.B1:File_System_SO_SYNC.B267">
            <calcext:condition calcext:apply-style-name="Untitled1" calcext:value="contains-text(&quot;0998&quot;)" calcext:base-cell-address="File_System_SO_SYNC.B1"/>
          </calcext:conditional-format>
        </calcext:conditional-formats>
      </table:table>
      <table:table table:name="Target_SYNC" table:style-name="ta1">
        <table:table-column table:style-name="co3" table:default-cell-style-name="Default"/>
        <table:table-column table:style-name="co3" table:number-columns-repeated="2" table:default-cell-style-name="ce41"/>
        <table:table-column table:style-name="co3" table:default-cell-style-name="ce37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 table:style-name="Default" table:number-columns-repeated="2"/>
          <table:table-cell table:style-name="ce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 table:number-columns-repeated="2"/>
          <table:table-cell table:style-name="ce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9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4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4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5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4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4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9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42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9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44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4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91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1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49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00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600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88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2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2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7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00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0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693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1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7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0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94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693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199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88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8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19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99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9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5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6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80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 table:style-name="ce4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8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8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9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9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9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9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0001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style-name="ce41"/>
        </table:table-row>
        <table:table-row table:style-name="ro1" table:number-rows-repeated="4">
          <table:table-cell/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 table:style-name="ce41"/>
        </table:table-row>
        <table:table-row table:style-name="ro1">
          <table:table-cell/>
          <table:table-cell table:style-name="Default" table:number-columns-repeated="3"/>
          <table:table-cell table:style-name="ce41"/>
        </table:table-row>
        <calcext:conditional-formats>
          <calcext:conditional-format calcext:target-range-address="Target_SYNC.C5:Target_SYNC.C242 Target_SYNC.E381:Target_SYNC.E384 Target_SYNC.E375:Target_SYNC.E376 Target_SYNC.E347:Target_SYNC.E352 Target_SYNC.B5:Target_SYNC.B370">
            <calcext:condition calcext:apply-style-name="Untitled1" calcext:value="contains-text(&quot;0998&quot;)" calcext:base-cell-address="Target_SYNC.B5"/>
          </calcext:conditional-format>
        </calcext:conditional-formats>
      </table:table>
      <table:table table:name="FS_SO_C" table:style-name="ta2">
        <table:table-column table:style-name="co3" table:default-cell-style-name="Default"/>
        <table:table-column table:style-name="co3" table:default-cell-style-name="ce53"/>
        <table:table-column table:style-name="co3" table:default-cell-style-name="ce5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50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4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table:style-name="ce50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50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19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19</text:p>
          </table:table-cell>
          <table:table-cell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56" office:value-type="string" calcext:value-type="string">
            <text:p>s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5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9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5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table:style-name="ce6"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table:style-name="Default"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0"/>
          <table:table-cell table:style-name="ce6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19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50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50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office:value-type="string" calcext:value-type="string">
            <text:p>Cambiado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50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FS_SO_C.G2:FS_SO_C.G17 FS_SO_C.B1:FS_SO_C.B170 FS_SO_C.B172:FS_SO_C.B172 FS_SO_C.B174:FS_SO_C.B174 FS_SO_C.B176:FS_SO_C.B176 FS_SO_C.B178:FS_SO_C.B178 FS_SO_C.B180:FS_SO_C.B180 FS_SO_C.B182:FS_SO_C.B182 FS_SO_C.B184:FS_SO_C.B184 FS_SO_C.B186:FS_SO_C.B186 FS_SO_C.B188:FS_SO_C.B188 FS_SO_C.B190:FS_SO_C.B190 FS_SO_C.B192:FS_SO_C.B192 FS_SO_C.B194:FS_SO_C.B194 FS_SO_C.B196:FS_SO_C.B196 FS_SO_C.B198:FS_SO_C.B198 FS_SO_C.B200:FS_SO_C.B200 FS_SO_C.B202:FS_SO_C.B202 FS_SO_C.B204:FS_SO_C.B204 FS_SO_C.B206:FS_SO_C.B206 FS_SO_C.B208:FS_SO_C.B208 FS_SO_C.B210:FS_SO_C.B210 FS_SO_C.B212:FS_SO_C.B212 FS_SO_C.B214:FS_SO_C.B214 FS_SO_C.B216:FS_SO_C.B216 FS_SO_C.B218:FS_SO_C.B218 FS_SO_C.B220:FS_SO_C.B222 FS_SO_C.B224:FS_SO_C.B224 FS_SO_C.B226:FS_SO_C.B226 FS_SO_C.B228:FS_SO_C.B228 FS_SO_C.B230:FS_SO_C.B230 FS_SO_C.B232:FS_SO_C.B232 FS_SO_C.B234:FS_SO_C.B234 FS_SO_C.B236:FS_SO_C.B236 FS_SO_C.B238:FS_SO_C.B238 FS_SO_C.B240:FS_SO_C.B240 FS_SO_C.B242:FS_SO_C.B242 FS_SO_C.B244:FS_SO_C.B244 FS_SO_C.B246:FS_SO_C.B246 FS_SO_C.B248:FS_SO_C.B248 FS_SO_C.B250:FS_SO_C.B250 FS_SO_C.B252:FS_SO_C.B252 FS_SO_C.B254:FS_SO_C.B254 FS_SO_C.B256:FS_SO_C.B256 FS_SO_C.B258:FS_SO_C.B258 FS_SO_C.B260:FS_SO_C.B260 FS_SO_C.B262:FS_SO_C.B262 FS_SO_C.B264:FS_SO_C.B264 FS_SO_C.B266:FS_SO_C.B266 FS_SO_C.B268:FS_SO_C.B268 FS_SO_C.B270:FS_SO_C.B270 FS_SO_C.B272:FS_SO_C.B272 FS_SO_C.B274:FS_SO_C.B274 FS_SO_C.B276:FS_SO_C.B276 FS_SO_C.B278:FS_SO_C.B278 FS_SO_C.B280:FS_SO_C.B280 FS_SO_C.B282:FS_SO_C.B282 FS_SO_C.B284:FS_SO_C.B284 FS_SO_C.B286:FS_SO_C.B286 FS_SO_C.B288:FS_SO_C.B288 FS_SO_C.B296:FS_SO_C.B296 FS_SO_C.B294:FS_SO_C.B294 FS_SO_C.B292:FS_SO_C.B292 FS_SO_C.B298:FS_SO_C.B443">
            <calcext:condition calcext:apply-style-name="Untitled1" calcext:value="contains-text(&quot;0998&quot;)" calcext:base-cell-address="FS_SO_C.B1"/>
          </calcext:conditional-format>
        </calcext:conditional-formats>
      </table:table>
      <table:table table:name="Tarjet_C" table:style-name="ta2">
        <table:table-column table:style-name="co3" table:default-cell-style-name="Default"/>
        <table:table-column table:style-name="co3" table:default-cell-style-name="ce65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3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4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3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4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3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4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4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4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4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4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4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3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4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4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4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4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4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4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4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4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4" office:value-type="string" calcext:value-type="string">
            <text:p>08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4" office:value-type="string" calcext:value-type="string">
            <text:p>08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4" office:value-type="string" calcext:value-type="string">
            <text:p>08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4" office:value-type="string" calcext:value-type="string">
            <text:p>0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4" office:value-type="string" calcext:value-type="string">
            <text:p>08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4" office:value-type="string" calcext:value-type="string">
            <text:p>08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4" office:value-type="string" calcext:value-type="string">
            <text:p>08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4" office:value-type="string" calcext:value-type="string">
            <text:p>0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4" office:value-type="string" calcext:value-type="string">
            <text:p>0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4" office:value-type="string" calcext:value-type="string">
            <text:p>0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4" office:value-type="string" calcext:value-type="string">
            <text:p>08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4" office:value-type="string" calcext:value-type="string">
            <text:p>083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4" office:value-type="string" calcext:value-type="string">
            <text:p>08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4" office:value-type="string" calcext:value-type="string">
            <text:p>0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4" office:value-type="string" calcext:value-type="string">
            <text:p>0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4" office:value-type="string" calcext:value-type="string">
            <text:p>08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4" office:value-type="string" calcext:value-type="string">
            <text:p>08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4" office:value-type="string" calcext:value-type="string">
            <text:p>08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4" office:value-type="string" calcext:value-type="string">
            <text:p>0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4" office:value-type="string" calcext:value-type="string">
            <text:p>08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4" office:value-type="string" calcext:value-type="string">
            <text:p>08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4" office:value-type="string" calcext:value-type="string">
            <text:p>08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4" office:value-type="string" calcext:value-type="string">
            <text:p>0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4" office:value-type="string" calcext:value-type="string">
            <text:p>0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4" office:value-type="string" calcext:value-type="string">
            <text:p>08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4" office:value-type="string" calcext:value-type="string">
            <text:p>08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4" office:value-type="string" calcext:value-type="string">
            <text:p>08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4" office:value-type="string" calcext:value-type="string">
            <text:p>0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4" office:value-type="string" calcext:value-type="string">
            <text:p>08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4" office:value-type="string" calcext:value-type="string">
            <text:p>08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4" office:value-type="string" calcext:value-type="string">
            <text:p>08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4" office:value-type="string" calcext:value-type="string">
            <text:p>08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4" office:value-type="string" calcext:value-type="string">
            <text:p>0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4" office:value-type="string" calcext:value-type="string">
            <text:p>08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4" office:value-type="string" calcext:value-type="string">
            <text:p>08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4" office:value-type="string" calcext:value-type="string">
            <text:p>08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08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4" office:value-type="string" calcext:value-type="string">
            <text:p>08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64" office:value-type="string" calcext:value-type="string">
            <text:p>0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4" office:value-type="string" calcext:value-type="string">
            <text:p>08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64" office:value-type="string" calcext:value-type="string">
            <text:p>08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64" office:value-type="string" calcext:value-type="string">
            <text:p>0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4" office:value-type="string" calcext:value-type="string">
            <text:p>08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4" office:value-type="string" calcext:value-type="string">
            <text:p>08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4" office:value-type="string" calcext:value-type="string">
            <text:p>086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4" office:value-type="string" calcext:value-type="string">
            <text:p>08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4" office:value-type="string" calcext:value-type="string">
            <text:p>08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4" office:value-type="string" calcext:value-type="string">
            <text:p>08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4" office:value-type="string" calcext:value-type="string">
            <text:p>08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64" office:value-type="string" calcext:value-type="string">
            <text:p>08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4" office:value-type="string" calcext:value-type="string">
            <text:p>08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64" office:value-type="string" calcext:value-type="string">
            <text:p>08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4" office:value-type="string" calcext:value-type="string">
            <text:p>08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64" office:value-type="string" calcext:value-type="string">
            <text:p>08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4" office:value-type="string" calcext:value-type="string">
            <text:p>08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64" office:value-type="string" calcext:value-type="string">
            <text:p>08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4" office:value-type="string" calcext:value-type="string">
            <text:p>08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64" office:value-type="string" calcext:value-type="string">
            <text:p>0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64" office:value-type="string" calcext:value-type="string">
            <text:p>08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68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4" office:value-type="string" calcext:value-type="string">
            <text:p>087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64" office:value-type="string" calcext:value-type="string">
            <text:p>087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64" office:value-type="string" calcext:value-type="string">
            <text:p>08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4" office:value-type="string" calcext:value-type="string">
            <text:p>08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4" office:value-type="string" calcext:value-type="string">
            <text:p>08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4" office:value-type="string" calcext:value-type="string">
            <text:p>08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4" office:value-type="string" calcext:value-type="string">
            <text:p>08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3" office:value-type="string" calcext:value-type="string">
            <text:p>08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3" office:value-type="string" calcext:value-type="string">
            <text:p>08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3" office:value-type="string" calcext:value-type="string">
            <text:p>088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3" office:value-type="string" calcext:value-type="string">
            <text:p>08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3" office:value-type="string" calcext:value-type="string">
            <text:p>0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3" office:value-type="string" calcext:value-type="string">
            <text:p>08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3" office:value-type="string" calcext:value-type="string">
            <text:p>08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3" office:value-type="string" calcext:value-type="string">
            <text:p>08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3" office:value-type="string" calcext:value-type="string">
            <text:p>08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3" office:value-type="string" calcext:value-type="string">
            <text:p>08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3" office:value-type="string" calcext:value-type="string">
            <text:p>08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3" office:value-type="string" calcext:value-type="string">
            <text:p>08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3" office:value-type="string" calcext:value-type="string">
            <text:p>08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3" office:value-type="string" calcext:value-type="string">
            <text:p>08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3" office:value-type="string" calcext:value-type="string">
            <text:p>0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3" office:value-type="string" calcext:value-type="string">
            <text:p>09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3" office:value-type="string" calcext:value-type="string">
            <text:p>09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3" office:value-type="string" calcext:value-type="string">
            <text:p>09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73" office:value-type="string" calcext:value-type="string">
            <text:p>09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3" office:value-type="string" calcext:value-type="string">
            <text:p>09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73" office:value-type="string" calcext:value-type="string">
            <text:p>09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73" office:value-type="string" calcext:value-type="string">
            <text:p>09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73" office:value-type="string" calcext:value-type="string">
            <text:p>09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73" office:value-type="string" calcext:value-type="string">
            <text:p>09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73" office:value-type="string" calcext:value-type="string">
            <text:p>09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4" office:value-type="string" calcext:value-type="string">
            <text:p>09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73" office:value-type="string" calcext:value-type="string">
            <text:p>09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73" office:value-type="string" calcext:value-type="string">
            <text:p>09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3" office:value-type="string" calcext:value-type="string">
            <text:p>09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3" office:value-type="string" calcext:value-type="string">
            <text:p>09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3" office:value-type="string" calcext:value-type="string">
            <text:p>09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3" office:value-type="string" calcext:value-type="string">
            <text:p>09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3" office:value-type="string" calcext:value-type="string">
            <text:p>09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3" office:value-type="string" calcext:value-type="string">
            <text:p>09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3" office:value-type="string" calcext:value-type="string">
            <text:p>09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3" office:value-type="string" calcext:value-type="string">
            <text:p>09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3" office:value-type="string" calcext:value-type="string">
            <text:p>0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3" office:value-type="string" calcext:value-type="string">
            <text:p>09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73" office:value-type="string" calcext:value-type="string">
            <text:p>092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3" office:value-type="string" calcext:value-type="string">
            <text:p>09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3" office:value-type="string" calcext:value-type="string">
            <text:p>0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3" office:value-type="string" calcext:value-type="string">
            <text:p>09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3" office:value-type="string" calcext:value-type="string">
            <text:p>09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3" office:value-type="string" calcext:value-type="string">
            <text:p>092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3" office:value-type="string" calcext:value-type="string">
            <text:p>09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3" office:value-type="string" calcext:value-type="string">
            <text:p>09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3" office:value-type="string" calcext:value-type="string">
            <text:p>0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3" office:value-type="string" calcext:value-type="string">
            <text:p>09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3" office:value-type="string" calcext:value-type="string">
            <text:p>09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73" office:value-type="string" calcext:value-type="string">
            <text:p>093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73" office:value-type="string" calcext:value-type="string">
            <text:p>09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73" office:value-type="string" calcext:value-type="string">
            <text:p>09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73" office:value-type="string" calcext:value-type="string">
            <text:p>0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3" office:value-type="string" calcext:value-type="string">
            <text:p>09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3" office:value-type="string" calcext:value-type="string">
            <text:p>09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3" office:value-type="string" calcext:value-type="string">
            <text:p>094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3" office:value-type="string" calcext:value-type="string">
            <text:p>09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3" office:value-type="string" calcext:value-type="string">
            <text:p>09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3" office:value-type="string" calcext:value-type="string">
            <text:p>09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4" office:value-type="string" calcext:value-type="string">
            <text:p>095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64" office:value-type="string" calcext:value-type="string">
            <text:p>09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4" office:value-type="string" calcext:value-type="string">
            <text:p>09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64" office:value-type="string" calcext:value-type="string">
            <text:p>09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4" office:value-type="string" calcext:value-type="string">
            <text:p>09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4" office:value-type="string" calcext:value-type="string">
            <text:p>09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64" office:value-type="string" calcext:value-type="string">
            <text:p>09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4" office:value-type="string" calcext:value-type="string">
            <text:p>09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4" office:value-type="string" calcext:value-type="string">
            <text:p>09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4" office:value-type="string" calcext:value-type="string">
            <text:p>09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64" office:value-type="string" calcext:value-type="string">
            <text:p>096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64" office:value-type="string" calcext:value-type="string">
            <text:p>096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4" office:value-type="string" calcext:value-type="string">
            <text:p>096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64" office:value-type="string" calcext:value-type="string">
            <text:p>09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88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4" office:value-type="string" calcext:value-type="string">
            <text:p>09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4" office:value-type="string" calcext:value-type="string">
            <text:p>0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4" office:value-type="string" calcext:value-type="string">
            <text:p>09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64" office:value-type="string" calcext:value-type="string">
            <text:p>09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4" office:value-type="string" calcext:value-type="string">
            <text:p>09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4" office:value-type="string" calcext:value-type="string">
            <text:p>09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64" office:value-type="string" calcext:value-type="string">
            <text:p>09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4" office:value-type="string" calcext:value-type="string">
            <text:p>096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4" office:value-type="string" calcext:value-type="string">
            <text:p>09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4" office:value-type="string" calcext:value-type="string">
            <text:p>09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64" office:value-type="string" calcext:value-type="string">
            <text:p>09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64" office:value-type="string" calcext:value-type="string">
            <text:p>09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4" office:value-type="string" calcext:value-type="string">
            <text:p>097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4" office:value-type="string" calcext:value-type="string">
            <text:p>09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4" office:value-type="string" calcext:value-type="string">
            <text:p>09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4" office:value-type="string" calcext:value-type="string">
            <text:p>09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4" office:value-type="string" calcext:value-type="string">
            <text:p>097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4" office:value-type="string" calcext:value-type="string">
            <text:p>097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4" office:value-type="string" calcext:value-type="string">
            <text:p>09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64" office:value-type="string" calcext:value-type="string">
            <text:p>098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64" office:value-type="string" calcext:value-type="string">
            <text:p>098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64" office:value-type="string" calcext:value-type="string">
            <text:p>09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64" office:value-type="string" calcext:value-type="string">
            <text:p>0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64" office:value-type="string" calcext:value-type="string">
            <text:p>076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64" office:value-type="string" calcext:value-type="string">
            <text:p>07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4" office:value-type="string" calcext:value-type="string">
            <text:p>0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077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64" office:value-type="string" calcext:value-type="string">
            <text:p>077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64" office:value-type="string" calcext:value-type="string">
            <text:p>07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64" office:value-type="string" calcext:value-type="string">
            <text:p>07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64" office:value-type="string" calcext:value-type="string">
            <text:p>077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64" office:value-type="string" calcext:value-type="string">
            <text:p>078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64" office:value-type="string" calcext:value-type="string">
            <text:p>07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64" office:value-type="string" calcext:value-type="string">
            <text:p>07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64" office:value-type="string" calcext:value-type="string">
            <text:p>078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64" office:value-type="string" calcext:value-type="string">
            <text:p>07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4" office:value-type="string" calcext:value-type="string">
            <text:p>079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64" office:value-type="string" calcext:value-type="string">
            <text:p>079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64" office:value-type="string" calcext:value-type="string">
            <text:p>079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64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C.B302:Tarjet_C.B302 Tarjet_C.B300:Tarjet_C.B300 Tarjet_C.B298:Tarjet_C.B298 Tarjet_C.B304:Tarjet_C.B440 Tarjet_C.B2:Tarjet_C.B294">
            <calcext:condition calcext:apply-style-name="Untitled1" calcext:value="contains-text(&quot;0998&quot;)" calcext:base-cell-address="Tarjet_C.B2"/>
          </calcext:conditional-format>
        </calcext:conditional-formats>
      </table:table>
      <table:table table:name="Programs" table:style-name="ta2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column table:style-name="co3" table:number-columns-repeated="13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  <table:table-cell/>
          <table:table-cell table:style-name="ce25" office:value-type="string" calcext:value-type="string">
            <text:p>0310</text:p>
          </table:table-cell>
          <table:table-cell/>
          <table:table-cell table:style-name="ce25" office:value-type="string" calcext:value-type="string">
            <text:p>0510</text:p>
          </table:table-cell>
          <table:table-cell table:number-columns-repeated="3"/>
          <table:table-cell table:style-name="ce25" office:value-type="string" calcext:value-type="string">
            <text:p>011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6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/>
          <table:table-cell table:style-name="ce25" office:value-type="string" calcext:value-type="string">
            <text:p>1000</text:p>
          </table:table-cell>
          <table:table-cell table:number-columns-repeated="3"/>
          <table:table-cell table:style-name="ce25" office:value-type="string" calcext:value-type="string">
            <text:p>1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2000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90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5" office:value-type="string" calcext:value-type="string">
            <text:p>0311</text:p>
          </table:table-cell>
          <table:table-cell/>
          <table:table-cell table:style-name="ce25" office:value-type="string" calcext:value-type="string">
            <text:p>0511</text:p>
          </table:table-cell>
          <table:table-cell table:number-columns-repeated="3"/>
          <table:table-cell table:style-name="ce25" office:value-type="string" calcext:value-type="string">
            <text:p>0111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7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0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3"/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  <table:table-cell/>
          <table:table-cell table:style-name="ce25" office:value-type="string" calcext:value-type="string">
            <text:p>0312</text:p>
          </table:table-cell>
          <table:table-cell/>
          <table:table-cell table:style-name="ce25" office:value-type="string" calcext:value-type="string">
            <text:p>0512</text:p>
          </table:table-cell>
          <table:table-cell table:number-columns-repeated="3"/>
          <table:table-cell table:style-name="ce25" office:value-type="string" calcext:value-type="string">
            <text:p>011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8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80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3"/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110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  <table:table-cell/>
          <table:table-cell table:style-name="ce25" office:value-type="string" calcext:value-type="string">
            <text:p>0313</text:p>
          </table:table-cell>
          <table:table-cell/>
          <table:table-cell table:style-name="ce25" office:value-type="string" calcext:value-type="string">
            <text:p>0513</text:p>
          </table:table-cell>
          <table:table-cell table:number-columns-repeated="3"/>
          <table:table-cell table:style-name="ce25" office:value-type="string" calcext:value-type="string">
            <text:p>0113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19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9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  <table:table-cell/>
          <table:table-cell table:style-name="ce25" office:value-type="string" calcext:value-type="string">
            <text:p>3322</text:p>
          </table:table-cell>
          <table:table-cell/>
          <table:table-cell table:style-name="ce25" office:value-type="string" calcext:value-type="string">
            <text:p>3522</text:p>
          </table:table-cell>
          <table:table-cell table:number-columns-repeated="3"/>
          <table:table-cell table:style-name="ce25" office:value-type="string" calcext:value-type="string">
            <text:p>3122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700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  <table:table-cell/>
          <table:table-cell table:style-name="ce25" office:value-type="string" calcext:value-type="string">
            <text:p>0314</text:p>
          </table:table-cell>
          <table:table-cell/>
          <table:table-cell table:style-name="ce25" office:value-type="string" calcext:value-type="string">
            <text:p>0514</text:p>
          </table:table-cell>
          <table:table-cell table:number-columns-repeated="3"/>
          <table:table-cell table:style-name="ce25" office:value-type="string" calcext:value-type="string">
            <text:p>0114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0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  <table:table-cell/>
          <table:table-cell table:style-name="ce25" office:value-type="string" calcext:value-type="string">
            <text:p>5305</text:p>
          </table:table-cell>
          <table:table-cell/>
          <table:table-cell table:style-name="ce25" office:value-type="string" calcext:value-type="string">
            <text:p>5505</text:p>
          </table:table-cell>
          <table:table-cell table:number-columns-repeated="3"/>
          <table:table-cell table:style-name="ce25" office:value-type="string" calcext:value-type="string">
            <text:p>5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6104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  <table:table-cell/>
          <table:table-cell table:style-name="ce25" office:value-type="string" calcext:value-type="string">
            <text:p>0315</text:p>
          </table:table-cell>
          <table:table-cell/>
          <table:table-cell table:style-name="ce25" office:value-type="string" calcext:value-type="string">
            <text:p>0515</text:p>
          </table:table-cell>
          <table:table-cell table:number-columns-repeated="3"/>
          <table:table-cell table:style-name="ce25" office:value-type="string" calcext:value-type="string">
            <text:p>011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0121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  <table:table-cell/>
          <table:table-cell table:style-name="ce25" office:value-type="string" calcext:value-type="string">
            <text:p>1305</text:p>
          </table:table-cell>
          <table:table-cell/>
          <table:table-cell table:style-name="ce25" office:value-type="string" calcext:value-type="string">
            <text:p>1505</text:p>
          </table:table-cell>
          <table:table-cell table:number-columns-repeated="3"/>
          <table:table-cell table:style-name="ce25" office:value-type="string" calcext:value-type="string">
            <text:p>1105</text:p>
          </table:table-cell>
          <table:table-cell table:style-name="ce25" office:value-type="string" calcext:value-type="string">
            <text:p>&amp;</text:p>
          </table:table-cell>
          <table:table-cell table:style-name="ce25" office:value-type="string" calcext:value-type="string">
            <text:p>8112</text:p>
          </table:table-cell>
          <table:table-cell table:style-name="ce25" office:value-type="string" calcext:value-type="string">
            <text:p>&amp;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  <table:table-cell/>
          <table:table-cell table:style-name="ce25" office:value-type="string" calcext:value-type="string">
            <text:p>0316</text:p>
          </table:table-cell>
          <table:table-cell/>
          <table:table-cell table:style-name="ce25" office:value-type="string" calcext:value-type="string">
            <text:p>0516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/>
          <table:table-cell table:style-name="ce25" office:value-type="string" calcext:value-type="string">
            <text:p>2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  <table:table-cell/>
          <table:table-cell table:style-name="ce25" office:value-type="string" calcext:value-type="string">
            <text:p>0317</text:p>
          </table:table-cell>
          <table:table-cell/>
          <table:table-cell table:style-name="ce25" office:value-type="string" calcext:value-type="string">
            <text:p>0517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  <table:table-cell/>
          <table:table-cell table:style-name="ce25" office:value-type="string" calcext:value-type="string">
            <text:p>6305</text:p>
          </table:table-cell>
          <table:table-cell/>
          <table:table-cell table:style-name="ce25" office:value-type="string" calcext:value-type="string">
            <text:p>6505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  <table:table-cell/>
          <table:table-cell table:style-name="ce25" office:value-type="string" calcext:value-type="string">
            <text:p>0318</text:p>
          </table:table-cell>
          <table:table-cell/>
          <table:table-cell table:style-name="ce25" office:value-type="string" calcext:value-type="string">
            <text:p>0518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  <table:table-cell/>
          <table:table-cell table:style-name="ce25" office:value-type="string" calcext:value-type="string">
            <text:p>1304</text:p>
          </table:table-cell>
          <table:table-cell/>
          <table:table-cell table:style-name="ce25" office:value-type="string" calcext:value-type="string">
            <text:p>1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  <table:table-cell/>
          <table:table-cell table:style-name="ce25" office:value-type="string" calcext:value-type="string">
            <text:p>0319</text:p>
          </table:table-cell>
          <table:table-cell/>
          <table:table-cell table:style-name="ce25" office:value-type="string" calcext:value-type="string">
            <text:p>051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/>
          <table:table-cell table:style-name="ce25" office:value-type="string" calcext:value-type="string">
            <text:p>7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  <table:table-cell/>
          <table:table-cell table:style-name="ce25" office:value-type="string" calcext:value-type="string">
            <text:p>0320</text:p>
          </table:table-cell>
          <table:table-cell/>
          <table:table-cell table:style-name="ce25" office:value-type="string" calcext:value-type="string">
            <text:p>052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  <table:table-cell/>
          <table:table-cell table:style-name="ce25" office:value-type="string" calcext:value-type="string">
            <text:p>6304</text:p>
          </table:table-cell>
          <table:table-cell/>
          <table:table-cell table:style-name="ce25" office:value-type="string" calcext:value-type="string">
            <text:p>6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  <table:table-cell/>
          <table:table-cell table:style-name="ce25" office:value-type="string" calcext:value-type="string">
            <text:p>0321</text:p>
          </table:table-cell>
          <table:table-cell/>
          <table:table-cell table:style-name="ce25" office:value-type="string" calcext:value-type="string">
            <text:p>0521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  <table:table-cell/>
          <table:table-cell table:style-name="ce25" office:value-type="string" calcext:value-type="string">
            <text:p>8312</text:p>
          </table:table-cell>
          <table:table-cell/>
          <table:table-cell table:style-name="ce25" office:value-type="string" calcext:value-type="string">
            <text:p>851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  <table:table-cell/>
          <table:table-cell table:style-name="ce25" office:value-type="string" calcext:value-type="string">
            <text:p>0322</text:p>
          </table:table-cell>
          <table:table-cell/>
          <table:table-cell table:style-name="ce25" office:value-type="string" calcext:value-type="string">
            <text:p>0522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/>
          <table:table-cell table:style-name="ce25" office:value-type="string" calcext:value-type="string">
            <text:p>90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  <table:table-cell/>
          <table:table-cell table:style-name="ce25" office:value-type="string" calcext:value-type="string">
            <text:p>0304</text:p>
          </table:table-cell>
          <table:table-cell/>
          <table:table-cell table:style-name="ce25" office:value-type="string" calcext:value-type="string">
            <text:p>0504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/>
          <table:table-cell table:style-name="ce25" office:value-type="string" calcext:value-type="string">
            <text:p>0009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/>
          <table:table-cell table:style-name="ce25" office:value-type="string" calcext:value-type="string">
            <text:p>0800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  <table:table-cell/>
          <table:table-cell table:style-name="ce25" office:value-type="string" calcext:value-type="string">
            <text:p>8310</text:p>
          </table:table-cell>
          <table:table-cell/>
          <table:table-cell table:style-name="ce25" office:value-type="string" calcext:value-type="string">
            <text:p>85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/>
          <table:table-cell table:style-name="ce25" office:value-type="string" calcext:value-type="string">
            <text:p>89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  <table:table-cell table:number-columns-repeated="13"/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898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  <table:table-cell table:number-columns-repeated="13"/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  <table:table-cell table:style-name="ce25"/>
          <table:table-cell table:style-name="ce37"/>
          <table:table-cell table:number-columns-repeated="11"/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8985</text:p>
          </table:table-cell>
          <table:table-cell office:value-type="string" calcext:value-type="string">
            <text:p>Salto a añadir</text:p>
          </table:table-cell>
          <table:table-cell table:number-columns-repeated="12"/>
        </table:table-row>
        <table:table-row table:style-name="ro1" table:number-rows-repeated="104838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rallel SO" table:style-name="ta2">
        <table:table-column table:style-name="co3" table:default-cell-style-name="Default"/>
        <table:table-column table:style-name="co3" table:default-cell-style-name="ce76"/>
        <table:table-column table:style-name="co3" table:default-cell-style-name="ce5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080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5"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office:value-type="string" calcext:value-type="string">
            <text:p>0801</text:p>
          </table:table-cell>
          <table:table-cell table:style-name="ce3"/>
          <table:table-cell table:number-columns-repeated="3"/>
          <table:table-cell table:style-name="ce74"/>
          <table:table-cell table:style-name="ce5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2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3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3898</text:p>
          </table:table-cell>
          <table:table-cell table:style-name="ce3" office:value-type="string" calcext:value-type="string">
            <text:p>s3</text:p>
          </table:table-cell>
          <table:table-cell table:style-name="ce60"/>
          <table:table-cell table:number-columns-repeated="2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4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5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6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966</text:p>
          </table:table-cell>
          <table:table-cell table:style-name="ce3" office:value-type="string" calcext:value-type="string">
            <text:p>s6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7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5"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table:style-name="ce74" office:value-type="string" calcext:value-type="string">
            <text:p>0808</text:p>
          </table:table-cell>
          <table:table-cell table:style-name="Default"/>
          <table:table-cell table:number-columns-repeated="3"/>
          <table:table-cell table:style-name="ce74"/>
          <table:table-cell table:style-name="ce58"/>
        </table:table-row>
        <table:table-row table:style-name="ro1">
          <table:table-cell/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0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7</text:p>
          </table:table-cell>
          <table:table-cell table:style-name="ce3" office:value-type="string" calcext:value-type="string">
            <text:p>s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12</text:p>
          </table:table-cell>
          <table:table-cell table:style-name="ce3" office:value-type="string" calcext:value-type="string">
            <text:p>s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3" office:value-type="string" calcext:value-type="string">
            <text:p>s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17</text:p>
          </table:table-cell>
          <table:table-cell table:style-name="ce3" office:value-type="string" calcext:value-type="string">
            <text:p>s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9</text:p>
          </table:table-cell>
          <table:table-cell table:style-name="ce3" office:value-type="string" calcext:value-type="string">
            <text:p>s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3" office:value-type="string" calcext:value-type="string">
            <text:p>s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1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01</text:p>
          </table:table-cell>
          <table:table-cell table:style-name="ce3" office:value-type="string" calcext:value-type="string">
            <text:p>s18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/>
          <table:table-cell table:style-name="ce56"/>
          <table:table-cell table:number-columns-repeated="5"/>
        </table:table-row>
        <table:table-row table:style-name="ro1">
          <table:table-cell table:number-columns-repeated="2"/>
          <table:table-cell table:style-name="ce5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1</text:p>
          </table:table-cell>
          <table:table-cell table:style-name="ce56" office:value-type="string" calcext:value-type="string">
            <text:p>s24</text:p>
          </table:table-cell>
          <table:table-cell table:style-name="ce77" office:value-type="string" calcext:value-type="string">
            <text:p>DirHalt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2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2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2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table:style-name="ce56" office:value-type="string" calcext:value-type="string">
            <text:p>s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6" office:value-type="string" calcext:value-type="string">
            <text:p>s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29</text:p>
          </table:table-cell>
          <table:table-cell table:style-name="ce56" office:value-type="string" calcext:value-type="string">
            <text:p>s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2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2</text:p>
          </table:table-cell>
          <table:table-cell table:style-name="ce56" office:value-type="string" calcext:value-type="string">
            <text:p>s3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3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2</text:p>
          </table:table-cell>
          <table:table-cell table:style-name="ce56" office:value-type="string" calcext:value-type="string">
            <text:p>s3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3</text:p>
          </table:table-cell>
          <table:table-cell table:style-name="ce56" office:value-type="string" calcext:value-type="string">
            <text:p>s3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3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3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50</text:p>
          </table:table-cell>
          <table:table-cell table:style-name="ce56" office:value-type="string" calcext:value-type="string">
            <text:p>s3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2</text:p>
          </table:table-cell>
          <table:table-cell table:style-name="ce56" office:value-type="string" calcext:value-type="string">
            <text:p>s3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65</text:p>
          </table:table-cell>
          <table:table-cell table:style-name="ce56" office:value-type="string" calcext:value-type="string">
            <text:p>s3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3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4</text:p>
          </table:table-cell>
          <table:table-cell table:style-name="ce56" office:value-type="string" calcext:value-type="string">
            <text:p>s3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4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45</text:p>
          </table:table-cell>
          <table:table-cell table:style-name="ce56"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5</text:p>
          </table:table-cell>
          <table:table-cell table:style-name="ce56"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5</text:p>
          </table:table-cell>
          <table:table-cell table:style-name="ce56"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4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35</text:p>
          </table:table-cell>
          <table:table-cell table:style-name="ce56"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7</text:p>
          </table:table-cell>
          <table:table-cell table:style-name="ce56"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29</text:p>
          </table:table-cell>
          <table:table-cell table:style-name="ce56"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4011</text:p>
          </table:table-cell>
          <table:table-cell table:style-name="ce56"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6"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6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58</text:p>
          </table:table-cell>
          <table:table-cell table:style-name="ce56"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7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6"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8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6"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59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6"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0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6"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1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6"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2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6"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3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56"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4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6"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5</text:p>
          </table:table-cell>
          <table:table-cell table:style-name="ce5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8</text:p>
          </table:table-cell>
          <table:table-cell table:style-name="ce56" office:value-type="string" calcext:value-type="string">
            <text:p>s6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66</text:p>
          </table:table-cell>
          <table:table-cell office:value-type="string" calcext:value-type="string">
            <text:p>StarAdd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894</text:p>
          </table:table-cell>
          <table:table-cell table:style-name="ce57" office:value-type="string" calcext:value-type="string">
            <text:p>s6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6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70</text:p>
          </table:table-cell>
          <table:table-cell table:style-name="ce57"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6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table:style-name="ce57"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0</text:p>
          </table:table-cell>
          <table:table-cell table:style-name="ce57"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table:style-name="ce57"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92</text:p>
          </table:table-cell>
          <table:table-cell table:style-name="ce57"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4</text:p>
          </table:table-cell>
          <table:table-cell table:style-name="ce57"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5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75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6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7</text:p>
          </table:table-cell>
          <table:table-cell table:style-name="ce57"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7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7</text:p>
          </table:table-cell>
          <table:table-cell table:style-name="ce57" office:value-type="string" calcext:value-type="string">
            <text:p>s77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78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82</text:p>
          </table:table-cell>
          <table:table-cell table:style-name="ce57"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7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80</text:p>
          </table:table-cell>
          <table:table-cell table:style-name="ce57" office:value-type="string" calcext:value-type="string">
            <text:p>s79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80</text:p>
          </table:table-cell>
          <table:table-cell table:style-name="ce57" office:value-type="string" calcext:value-type="string">
            <text:p>s81</text:p>
          </table:table-cell>
          <table:table-cell table:style-name="ce60"/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88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800</text:p>
          </table:table-cell>
          <table:table-cell table:style-name="ce57"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88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5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57"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6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57"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7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8</text:p>
          </table:table-cell>
          <table:table-cell table:style-name="ce57"/>
          <table:table-cell table:style-name="ce54"/>
          <table:table-cell table:number-columns-repeated="4"/>
        </table:table-row>
        <table:table-row table:style-name="ro1">
          <table:table-cell/>
          <table:table-cell office:value-type="string" calcext:value-type="string">
            <text:p>1975</text:p>
          </table:table-cell>
          <table:table-cell table:style-name="ce57"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89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800</text:p>
          </table:table-cell>
          <table:table-cell table:style-name="ce57"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0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57"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1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table:style-name="ce57"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2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57"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3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9</text:p>
          </table:table-cell>
          <table:table-cell table:style-name="ce57"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4</text:p>
          </table:table-cell>
          <table:table-cell table:style-name="ce57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6"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table:style-name="ce5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s95</text:p>
          </table:table-cell>
          <table:table-cell office:value-type="string" calcext:value-type="string">
            <text:p>Eliminado</text:p>
          </table:table-cell>
          <table:table-cell table:number-columns-repeated="4"/>
        </table:table-row>
        <table:table-row table:style-name="ro1">
          <table:table-cell/>
          <table:table-cell table:style-name="ce5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7</text:p>
          </table:table-cell>
          <table:table-cell table:style-name="ce6"/>
          <table:table-cell office:value-type="string" calcext:value-type="string">
            <text:p>DirWai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6"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table:style-name="ce6"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899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41</text:p>
          </table:table-cell>
          <table:table-cell table:style-name="ce6" office:value-type="string" calcext:value-type="string">
            <text:p>s10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2</text:p>
          </table:table-cell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6</text:p>
          </table:table-cell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9</text:p>
          </table:table-cell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72</text:p>
          </table:table-cell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934</text:p>
          </table:table-cell>
          <table:table-cell office:value-type="string" calcext:value-type="string">
            <text:p>s109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74" office:value-type="string" calcext:value-type="string">
            <text:p>09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4</text:p>
          </table:table-cell>
          <table:table-cell office:value-type="string" calcext:value-type="string">
            <text:p>s11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801</text:p>
          </table:table-cell>
          <table:table-cell office:value-type="string" calcext:value-type="string">
            <text:p>s11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71</text:p>
          </table:table-cell>
          <table:table-cell office:value-type="string" calcext:value-type="string">
            <text:p>s11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1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19</text:p>
          </table:table-cell>
          <table:table-cell office:value-type="string" calcext:value-type="string">
            <text:p>s116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1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2</text:p>
          </table:table-cell>
          <table:table-cell office:value-type="string" calcext:value-type="string">
            <text:p>s118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1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3</text:p>
          </table:table-cell>
          <table:table-cell office:value-type="string" calcext:value-type="string">
            <text:p>s12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32</text:p>
          </table:table-cell>
          <table:table-cell office:value-type="string" calcext:value-type="string">
            <text:p>s121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8</text:p>
          </table:table-cell>
          <table:table-cell office:value-type="string" calcext:value-type="string">
            <text:p>s123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s12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26</text:p>
          </table:table-cell>
          <table:table-cell office:value-type="string" calcext:value-type="string">
            <text:p>s125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4</text:p>
          </table:table-cell>
          <table:table-cell office:value-type="string" calcext:value-type="string">
            <text:p>s12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2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office:value-type="string" calcext:value-type="string">
            <text:p>s12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s130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office:value-type="string" calcext:value-type="string">
            <text:p>s13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3</text:p>
          </table:table-cell>
          <table:table-cell office:value-type="string" calcext:value-type="string">
            <text:p>LastDirections0</text:p>
          </table:table-cell>
          <table:table-cell table:number-columns-repeated="4"/>
        </table:table-row>
        <table:table-row table:style-name="ro1">
          <table:table-cell/>
          <table:table-cell table:style-name="ce54" office:value-type="string" calcext:value-type="string">
            <text:p>09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office:value-type="string" calcext:value-type="string">
            <text:p>s13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office:value-type="string" calcext:value-type="string">
            <text:p>s13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973</text:p>
          </table:table-cell>
          <table:table-cell office:value-type="string" calcext:value-type="string">
            <text:p>s13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38</text:p>
          </table:table-cell>
          <table:table-cell office:value-type="string" calcext:value-type="string">
            <text:p>s13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s138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office:value-type="string" calcext:value-type="string">
            <text:p>s139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910</text:p>
          </table:table-cell>
          <table:table-cell office:value-type="string" calcext:value-type="string">
            <text:p>s140</text:p>
          </table:table-cell>
          <table:table-cell/>
          <table:table-cell table:style-name="ce60"/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094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6" office:value-type="string" calcext:value-type="string">
            <text:p>s141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2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6" office:value-type="string" calcext:value-type="string">
            <text:p>s142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3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2</text:p>
          </table:table-cell>
          <table:table-cell table:style-name="ce6" office:value-type="string" calcext:value-type="string">
            <text:p>s143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4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float" office:value="6004" calcext:value-type="float">
            <text:p>6004</text:p>
          </table:table-cell>
          <table:table-cell table:style-name="ce6" office:value-type="string" calcext:value-type="string">
            <text:p>s144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5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68</text:p>
          </table:table-cell>
          <table:table-cell table:style-name="ce6" office:value-type="string" calcext:value-type="string">
            <text:p>s145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6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7976</text:p>
          </table:table-cell>
          <table:table-cell table:style-name="ce6" office:value-type="string" calcext:value-type="string">
            <text:p>s146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1</text:p>
          </table:table-cell>
          <table:table-cell table:style-name="ce6" office:value-type="string" calcext:value-type="string">
            <text:p>s147</text:p>
          </table:table-cell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0948</text:p>
          </table:table-cell>
          <table:table-cell table:style-name="ce6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97</text:p>
          </table:table-cell>
          <table:table-cell table:style-name="ce6" office:value-type="string" calcext:value-type="string">
            <text:p>s1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ce74"/>
          <table:table-cell table:style-name="ce6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table:style-name="ce21" office:value-type="string" calcext:value-type="string">
            <text:p>e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7</text:p>
          </table:table-cell>
          <table:table-cell table:style-name="ce21" office:value-type="string" calcext:value-type="string">
            <text:p>e1</text:p>
          </table:table-cell>
          <table:table-cell office:value-type="string" calcext:value-type="string">
            <text:p>directionPreSo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5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table:style-name="ce21" office:value-type="string" calcext:value-type="string">
            <text:p>e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7000</text:p>
          </table:table-cell>
          <table:table-cell table:style-name="ce21" office:value-type="string" calcext:value-type="string">
            <text:p>e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003</text:p>
          </table:table-cell>
          <table:table-cell table:style-name="ce21" office:value-type="string" calcext:value-type="string">
            <text:p>e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6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2978</text:p>
          </table:table-cell>
          <table:table-cell table:style-name="ce21" office:value-type="string" calcext:value-type="string">
            <text:p>e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66</text:p>
          </table:table-cell>
          <table:table-cell table:style-name="ce21" office:value-type="string" calcext:value-type="string">
            <text:p>e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8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table:style-name="ce21" office:value-type="string" calcext:value-type="string">
            <text:p>e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5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6979</text:p>
          </table:table-cell>
          <table:table-cell table:style-name="ce21" office:value-type="string" calcext:value-type="string">
            <text:p>e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0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1950</text:p>
          </table:table-cell>
          <table:table-cell table:style-name="ce21" office:value-type="string" calcext:value-type="string">
            <text:p>e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1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3963</text:p>
          </table:table-cell>
          <table:table-cell table:style-name="ce21" office:value-type="string" calcext:value-type="string">
            <text:p>e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02</text:p>
          </table:table-cell>
          <table:table-cell table:style-name="ce21" office:value-type="string" calcext:value-type="string">
            <text:p>e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3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8824</text:p>
          </table:table-cell>
          <table:table-cell table:style-name="ce21" office:value-type="string" calcext:value-type="string">
            <text:p>e13</text:p>
          </table:table-cell>
          <table:table-cell table:number-columns-repeated="5"/>
        </table:table-row>
        <table:table-row table:style-name="ro1">
          <table:table-cell/>
          <table:table-cell table:style-name="ce74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5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74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irIdCounter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7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769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office:value-type="string" calcext:value-type="string">
            <text:p>c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5</text:p>
          </table:table-cell>
          <table:table-cell office:value-type="string" calcext:value-type="string">
            <text:p>c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2</text:p>
          </table:table-cell>
          <table:table-cell office:value-type="string" calcext:value-type="string">
            <text:p>c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7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irectionSaverJump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c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998</text:p>
          </table:table-cell>
          <table:table-cell office:value-type="string" calcext:value-type="string">
            <text:p>c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004</text:p>
          </table:table-cell>
          <table:table-cell office:value-type="string" calcext:value-type="string">
            <text:p>c1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74" office:value-type="string" calcext:value-type="string">
            <text:p>09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981</text:p>
          </table:table-cell>
          <table:table-cell table:style-name="ce21" office:value-type="string" calcext:value-type="string">
            <text:p>e14</text:p>
          </table:table-cell>
          <table:table-cell office:value-type="string" calcext:value-type="string">
            <text:p>Añadir Proceso</text:p>
          </table:table-cell>
          <table:table-cell table:number-columns-repeated="4"/>
        </table:table-row>
        <table:table-row table:style-name="ro1">
          <table:table-cell/>
          <table:table-cell table:style-name="ce74" office:value-type="string" calcext:value-type="string">
            <text:p>0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7969</text:p>
          </table:table-cell>
          <table:table-cell table:style-name="ce21" office:value-type="string" calcext:value-type="string">
            <text:p>e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00</text:p>
          </table:table-cell>
          <table:table-cell table:style-name="ce21" office:value-type="string" calcext:value-type="string">
            <text:p>e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9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866</text:p>
          </table:table-cell>
          <table:table-cell table:style-name="ce21" office:value-type="string" calcext:value-type="string">
            <text:p>e17</text:p>
          </table:table-cell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6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ZV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table:style-name="ce12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7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1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8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0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1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2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3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3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4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59" office:value-type="string" calcext:value-type="string">
            <text:p>p25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5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6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6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7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7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</text:p>
          </table:table-cell>
          <table:table-cell table:style-name="ce12" office:value-type="string" calcext:value-type="string">
            <text:p>p28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8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p29</text:p>
          </table:table-cell>
          <table:table-cell table:number-columns-repeated="5"/>
        </table:table-row>
        <table:table-row table:style-name="ro1">
          <table:table-cell/>
          <table:table-cell table:style-name="ce74" office:value-type="string" calcext:value-type="string">
            <text:p>0799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-0001</text:p>
          </table:table-cell>
          <table:table-cell table:style-name="ce12" office:value-type="string" calcext:value-type="string">
            <text:p>P30</text:p>
          </table:table-cell>
          <table:table-cell office:value-type="string" calcext:value-type="string">
            <text:p>Condicion de parada</text:p>
          </table:table-cell>
          <table:table-cell table:number-columns-repeated="4"/>
        </table:table-row>
        <table:table-row table:style-name="ro1">
          <table:table-cell/>
          <table:table-cell table:style-name="ce55"/>
          <table:table-cell table:style-name="Default"/>
          <table:table-cell table:number-columns-repeated="5"/>
        </table:table-row>
        <calcext:conditional-formats>
          <calcext:conditional-format calcext:target-range-address="'Parallel SO'.G2:'Parallel SO'.G17 'Parallel SO'.B1:'Parallel SO'.B170 'Parallel SO'.B172:'Parallel SO'.B172 'Parallel SO'.B174:'Parallel SO'.B174 'Parallel SO'.B176:'Parallel SO'.B176 'Parallel SO'.B178:'Parallel SO'.B178 'Parallel SO'.B180:'Parallel SO'.B180 'Parallel SO'.B182:'Parallel SO'.B182 'Parallel SO'.B184:'Parallel SO'.B184 'Parallel SO'.B186:'Parallel SO'.B186 'Parallel SO'.B188:'Parallel SO'.B188 'Parallel SO'.B190:'Parallel SO'.B190 'Parallel SO'.B192:'Parallel SO'.B192 'Parallel SO'.B194:'Parallel SO'.B194 'Parallel SO'.B196:'Parallel SO'.B196 'Parallel SO'.B198:'Parallel SO'.B198 'Parallel SO'.B200:'Parallel SO'.B200 'Parallel SO'.B202:'Parallel SO'.B202 'Parallel SO'.B204:'Parallel SO'.B204 'Parallel SO'.B206:'Parallel SO'.B206 'Parallel SO'.B208:'Parallel SO'.B208 'Parallel SO'.B210:'Parallel SO'.B210 'Parallel SO'.B212:'Parallel SO'.B212 'Parallel SO'.B214:'Parallel SO'.B214 'Parallel SO'.B216:'Parallel SO'.B216 'Parallel SO'.B218:'Parallel SO'.B218 'Parallel SO'.B220:'Parallel SO'.B222 'Parallel SO'.B224:'Parallel SO'.B224 'Parallel SO'.B226:'Parallel SO'.B226 'Parallel SO'.B228:'Parallel SO'.B228 'Parallel SO'.B230:'Parallel SO'.B230 'Parallel SO'.B232:'Parallel SO'.B232 'Parallel SO'.B234:'Parallel SO'.B234 'Parallel SO'.B236:'Parallel SO'.B236 'Parallel SO'.B238:'Parallel SO'.B238 'Parallel SO'.B240:'Parallel SO'.B240 'Parallel SO'.B242:'Parallel SO'.B242 'Parallel SO'.B244:'Parallel SO'.B244 'Parallel SO'.B246:'Parallel SO'.B246 'Parallel SO'.B248:'Parallel SO'.B248 'Parallel SO'.B250:'Parallel SO'.B250 'Parallel SO'.B252:'Parallel SO'.B252 'Parallel SO'.B254:'Parallel SO'.B254 'Parallel SO'.B256:'Parallel SO'.B256 'Parallel SO'.B258:'Parallel SO'.B258 'Parallel SO'.B260:'Parallel SO'.B260 'Parallel SO'.B262:'Parallel SO'.B262 'Parallel SO'.B264:'Parallel SO'.B264 'Parallel SO'.B266:'Parallel SO'.B266 'Parallel SO'.B268:'Parallel SO'.B268 'Parallel SO'.B270:'Parallel SO'.B270 'Parallel SO'.B272:'Parallel SO'.B272 'Parallel SO'.B274:'Parallel SO'.B274 'Parallel SO'.B276:'Parallel SO'.B276 'Parallel SO'.B278:'Parallel SO'.B278 'Parallel SO'.B280:'Parallel SO'.B280 'Parallel SO'.B282:'Parallel SO'.B282 'Parallel SO'.B284:'Parallel SO'.B284 'Parallel SO'.B286:'Parallel SO'.B286 'Parallel SO'.B288:'Parallel SO'.B288 'Parallel SO'.B296:'Parallel SO'.B296 'Parallel SO'.B294:'Parallel SO'.B294 'Parallel SO'.B292:'Parallel SO'.B292 'Parallel SO'.B298:'Parallel SO'.B443 'Parallel SO'.B290:'Parallel SO'.B290">
            <calcext:condition calcext:apply-style-name="Untitled1" calcext:value="contains-text(&quot;0998&quot;)" calcext:base-cell-address="'Parallel SO'.B1"/>
          </calcext:conditional-format>
        </calcext:conditional-formats>
      </table:table>
      <table:table table:name="Tarjet_PC" table:style-name="ta2">
        <table:table-column table:style-name="co3" table:default-cell-style-name="Default"/>
        <table:table-column table:style-name="co3" table:default-cell-style-name="ce82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9" office:value-type="string" calcext:value-type="string">
            <text:p>0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0" office:value-type="string" calcext:value-type="string">
            <text:p>0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9" office:value-type="string" calcext:value-type="string">
            <text:p>-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0" office:value-type="string" calcext:value-type="string">
            <text:p>08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6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0" office:value-type="string" calcext:value-type="string">
            <text:p>08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0" office:value-type="string" calcext:value-type="string">
            <text:p>08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0" office:value-type="string" calcext:value-type="string">
            <text:p>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0" office:value-type="string" calcext:value-type="string">
            <text:p>08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8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0" office:value-type="string" calcext:value-type="string">
            <text:p>0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0" office:value-type="string" calcext:value-type="string">
            <text:p>08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9" office:value-type="string" calcext:value-type="string">
            <text:p>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0" office:value-type="string" calcext:value-type="string">
            <text:p>08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0" office:value-type="string" calcext:value-type="string">
            <text:p>0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0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8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0" office:value-type="string" calcext:value-type="string">
            <text:p>0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80" office:value-type="string" calcext:value-type="string">
            <text:p>0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80" office:value-type="string" calcext:value-type="string">
            <text:p>08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0" office:value-type="string" calcext:value-type="string">
            <text:p>08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0" office:value-type="string" calcext:value-type="string">
            <text:p>08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8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0" office:value-type="string" calcext:value-type="string">
            <text:p>08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9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0" office:value-type="string" calcext:value-type="string">
            <text:p>08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0" office:value-type="string" calcext:value-type="string">
            <text:p>0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89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0" office:value-type="string" calcext:value-type="string">
            <text:p>0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1" office:value-type="string" calcext:value-type="string">
            <text:p>18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0" office:value-type="string" calcext:value-type="string">
            <text:p>0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1" office:value-type="string" calcext:value-type="string">
            <text:p>4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80" office:value-type="string" calcext:value-type="string">
            <text:p>0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81" office:value-type="string" calcext:value-type="string">
            <text:p>29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80" office:value-type="string" calcext:value-type="string">
            <text:p>08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80" office:value-type="string" calcext:value-type="string">
            <text:p>08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68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80" office:value-type="string" calcext:value-type="string">
            <text:p>08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80" office:value-type="string" calcext:value-type="string">
            <text:p>08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80" office:value-type="string" calcext:value-type="string">
            <text:p>08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0" office:value-type="string" calcext:value-type="string">
            <text:p>08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0" office:value-type="string" calcext:value-type="string">
            <text:p>0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9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08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08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08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38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0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9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80" office:value-type="string" calcext:value-type="string">
            <text:p>08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80" office:value-type="string" calcext:value-type="string">
            <text:p>08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80" office:value-type="string" calcext:value-type="string">
            <text:p>08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0" office:value-type="string" calcext:value-type="string">
            <text:p>08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0" office:value-type="string" calcext:value-type="string">
            <text:p>08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0" office:value-type="string" calcext:value-type="string">
            <text:p>08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68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0" office:value-type="string" calcext:value-type="string">
            <text:p>08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80" office:value-type="string" calcext:value-type="string">
            <text:p>08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80" office:value-type="string" calcext:value-type="string">
            <text:p>08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9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80" office:value-type="string" calcext:value-type="string">
            <text:p>08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80" office:value-type="string" calcext:value-type="string">
            <text:p>08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6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0" office:value-type="string" calcext:value-type="string">
            <text:p>08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88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0" office:value-type="string" calcext:value-type="string">
            <text:p>08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0" office:value-type="string" calcext:value-type="string">
            <text:p>08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8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0" office:value-type="string" calcext:value-type="string">
            <text:p>08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8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0" office:value-type="string" calcext:value-type="string">
            <text:p>08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0" office:value-type="string" calcext:value-type="string">
            <text:p>085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0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80" office:value-type="string" calcext:value-type="string">
            <text:p>08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80" office:value-type="string" calcext:value-type="string">
            <text:p>08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80" office:value-type="string" calcext:value-type="string">
            <text:p>08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80" office:value-type="string" calcext:value-type="string">
            <text:p>08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80" office:value-type="string" calcext:value-type="string">
            <text:p>08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80" office:value-type="string" calcext:value-type="string">
            <text:p>08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0" office:value-type="string" calcext:value-type="string">
            <text:p>08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0" office:value-type="string" calcext:value-type="string">
            <text:p>08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0" office:value-type="string" calcext:value-type="string">
            <text:p>08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0" office:value-type="string" calcext:value-type="string">
            <text:p>08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0" office:value-type="string" calcext:value-type="string">
            <text:p>08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88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80" office:value-type="string" calcext:value-type="string">
            <text:p>08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80" office:value-type="string" calcext:value-type="string">
            <text:p>086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38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80" office:value-type="string" calcext:value-type="string">
            <text:p>08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7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80" office:value-type="string" calcext:value-type="string">
            <text:p>08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80" office:value-type="string" calcext:value-type="string">
            <text:p>087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0" office:value-type="string" calcext:value-type="string">
            <text:p>08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0" office:value-type="string" calcext:value-type="string">
            <text:p>08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0" office:value-type="string" calcext:value-type="string">
            <text:p>08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0" office:value-type="string" calcext:value-type="string">
            <text:p>087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0" office:value-type="string" calcext:value-type="string">
            <text:p>0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0" office:value-type="string" calcext:value-type="string">
            <text:p>087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80" office:value-type="string" calcext:value-type="string">
            <text:p>08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97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0" office:value-type="string" calcext:value-type="string">
            <text:p>08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80" office:value-type="string" calcext:value-type="string">
            <text:p>08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80" office:value-type="string" calcext:value-type="string">
            <text:p>08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0" office:value-type="string" calcext:value-type="string">
            <text:p>08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69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0" office:value-type="string" calcext:value-type="string">
            <text:p>08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0" office:value-type="string" calcext:value-type="string">
            <text:p>08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8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0" office:value-type="string" calcext:value-type="string">
            <text:p>08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54" office:value-type="string" calcext:value-type="string">
            <text:p>08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54" office:value-type="string" calcext:value-type="string">
            <text:p>08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54" office:value-type="string" calcext:value-type="string">
            <text:p>08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54" office:value-type="string" calcext:value-type="string">
            <text:p>08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54" office:value-type="string" calcext:value-type="string">
            <text:p>08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68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54" office:value-type="string" calcext:value-type="string">
            <text:p>089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4" office:value-type="string" calcext:value-type="string">
            <text:p>08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54" office:value-type="string" calcext:value-type="string">
            <text:p>08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54" office:value-type="string" calcext:value-type="string">
            <text:p>08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69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54" office:value-type="string" calcext:value-type="string">
            <text:p>08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4" office:value-type="string" calcext:value-type="string">
            <text:p>08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4" office:value-type="string" calcext:value-type="string">
            <text:p>08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4" office:value-type="string" calcext:value-type="string">
            <text:p>08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4" office:value-type="string" calcext:value-type="string">
            <text:p>09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9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4" office:value-type="string" calcext:value-type="string">
            <text:p>09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4" office:value-type="string" calcext:value-type="string">
            <text:p>09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4" office:value-type="string" calcext:value-type="string">
            <text:p>0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4" office:value-type="string" calcext:value-type="string">
            <text:p>09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84" office:value-type="string" calcext:value-type="string">
            <text:p>09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9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4" office:value-type="string" calcext:value-type="string">
            <text:p>09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84" office:value-type="string" calcext:value-type="string">
            <text:p>09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9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4" office:value-type="string" calcext:value-type="string">
            <text:p>09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79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84" office:value-type="string" calcext:value-type="string">
            <text:p>090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9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0" office:value-type="string" calcext:value-type="string">
            <text:p>09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84" office:value-type="string" calcext:value-type="string">
            <text:p>09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9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4" office:value-type="string" calcext:value-type="string">
            <text:p>09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68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84" office:value-type="string" calcext:value-type="string">
            <text:p>09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4" office:value-type="string" calcext:value-type="string">
            <text:p>091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84" office:value-type="string" calcext:value-type="string">
            <text:p>09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84" office:value-type="string" calcext:value-type="string">
            <text:p>09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691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84" office:value-type="string" calcext:value-type="string">
            <text:p>09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84" office:value-type="string" calcext:value-type="string">
            <text:p>09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69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84" office:value-type="string" calcext:value-type="string">
            <text:p>09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84" office:value-type="string" calcext:value-type="string">
            <text:p>092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69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84" office:value-type="string" calcext:value-type="string">
            <text:p>09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84" office:value-type="string" calcext:value-type="string">
            <text:p>09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84" office:value-type="string" calcext:value-type="string">
            <text:p>09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84" office:value-type="string" calcext:value-type="string">
            <text:p>09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84" office:value-type="string" calcext:value-type="string">
            <text:p>09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84" office:value-type="string" calcext:value-type="string">
            <text:p>09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84" office:value-type="string" calcext:value-type="string">
            <text:p>09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60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84" office:value-type="string" calcext:value-type="string">
            <text:p>09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84" office:value-type="string" calcext:value-type="string">
            <text:p>09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84" office:value-type="string" calcext:value-type="string">
            <text:p>09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84" office:value-type="string" calcext:value-type="string">
            <text:p>09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84" office:value-type="string" calcext:value-type="string">
            <text:p>09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84" office:value-type="string" calcext:value-type="string">
            <text:p>093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84" office:value-type="string" calcext:value-type="string">
            <text:p>09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84" office:value-type="string" calcext:value-type="string">
            <text:p>09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84" office:value-type="string" calcext:value-type="string">
            <text:p>09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9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84" office:value-type="string" calcext:value-type="string">
            <text:p>09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69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84" office:value-type="string" calcext:value-type="string">
            <text:p>09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84" office:value-type="string" calcext:value-type="string">
            <text:p>09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84" office:value-type="string" calcext:value-type="string">
            <text:p>094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89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84" office:value-type="string" calcext:value-type="string">
            <text:p>09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84" office:value-type="string" calcext:value-type="string">
            <text:p>09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84" office:value-type="string" calcext:value-type="string">
            <text:p>094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97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4" office:value-type="string" calcext:value-type="string">
            <text:p>09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4" office:value-type="string" calcext:value-type="string">
            <text:p>09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19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4" office:value-type="string" calcext:value-type="string">
            <text:p>09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97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4" office:value-type="string" calcext:value-type="string">
            <text:p>09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9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4" office:value-type="string" calcext:value-type="string">
            <text:p>09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81" office:value-type="string" calcext:value-type="string">
            <text:p>88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80" office:value-type="string" calcext:value-type="string">
            <text:p>095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81" office:value-type="string" calcext:value-type="string">
            <text:p>09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80" office:value-type="string" calcext:value-type="string">
            <text:p>095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80" office:value-type="string" calcext:value-type="string">
            <text:p>09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80" office:value-type="string" calcext:value-type="string">
            <text:p>095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80" office:value-type="string" calcext:value-type="string">
            <text:p>09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0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80" office:value-type="string" calcext:value-type="string">
            <text:p>09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80" office:value-type="string" calcext:value-type="string">
            <text:p>09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9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80" office:value-type="string" calcext:value-type="string">
            <text:p>095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96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80" office:value-type="string" calcext:value-type="string">
            <text:p>09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9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80" office:value-type="string" calcext:value-type="string">
            <text:p>09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69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80" office:value-type="string" calcext:value-type="string">
            <text:p>09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19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80" office:value-type="string" calcext:value-type="string">
            <text:p>09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396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80" office:value-type="string" calcext:value-type="string">
            <text:p>09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880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80" office:value-type="string" calcext:value-type="string">
            <text:p>09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81" office:value-type="string" calcext:value-type="string">
            <text:p>882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80" office:value-type="string" calcext:value-type="string">
            <text:p>098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19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80" office:value-type="string" calcext:value-type="string">
            <text:p>09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79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80" office:value-type="string" calcext:value-type="string">
            <text:p>09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80" office:value-type="string" calcext:value-type="string">
            <text:p>09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886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80" office:value-type="string" calcext:value-type="string">
            <text:p>09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80" office:value-type="string" calcext:value-type="string">
            <text:p>09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80" office:value-type="string" calcext:value-type="string">
            <text:p>09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80" office:value-type="string" calcext:value-type="string">
            <text:p>09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80" office:value-type="string" calcext:value-type="string">
            <text:p>09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80" office:value-type="string" calcext:value-type="string">
            <text:p>097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80" office:value-type="string" calcext:value-type="string">
            <text:p>09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7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80" office:value-type="string" calcext:value-type="string">
            <text:p>097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80" office:value-type="string" calcext:value-type="string">
            <text:p>09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80" office:value-type="string" calcext:value-type="string">
            <text:p>09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80" office:value-type="string" calcext:value-type="string">
            <text:p>09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80" office:value-type="string" calcext:value-type="string">
            <text:p>09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0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80" office:value-type="string" calcext:value-type="string">
            <text:p>097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00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80" office:value-type="string" calcext:value-type="string">
            <text:p>09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80" office:value-type="string" calcext:value-type="string">
            <text:p>09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80" office:value-type="string" calcext:value-type="string">
            <text:p>098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80" office:value-type="string" calcext:value-type="string">
            <text:p>09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80" office:value-type="string" calcext:value-type="string">
            <text:p>09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99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80" office:value-type="string" calcext:value-type="string">
            <text:p>09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0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80" office:value-type="string" calcext:value-type="string">
            <text:p>07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80" office:value-type="string" calcext:value-type="string">
            <text:p>077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80" office:value-type="string" calcext:value-type="string">
            <text:p>07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80" office:value-type="string" calcext:value-type="string">
            <text:p>077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80" office:value-type="string" calcext:value-type="string">
            <text:p>07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80" office:value-type="string" calcext:value-type="string">
            <text:p>07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80" office:value-type="string" calcext:value-type="string">
            <text:p>07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80" office:value-type="string" calcext:value-type="string">
            <text:p>07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80" office:value-type="string" calcext:value-type="string">
            <text:p>078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80" office:value-type="string" calcext:value-type="string">
            <text:p>078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80" office:value-type="string" calcext:value-type="string">
            <text:p>078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80" office:value-type="string" calcext:value-type="string">
            <text:p>078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80" office:value-type="string" calcext:value-type="string">
            <text:p>07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80" office:value-type="string" calcext:value-type="string">
            <text:p>079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80" office:value-type="string" calcext:value-type="string">
            <text:p>079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80" office:value-type="string" calcext:value-type="string">
            <text:p>079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-0001</text:p>
          </table:table-cell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0"/>
        </table:table-row>
        <table:table-row table:style-name="ro1">
          <table:table-cell table:number-columns-repeated="2"/>
        </table:table-row>
        <calcext:conditional-formats>
          <calcext:conditional-format calcext:target-range-address="Tarjet_PC.B288:Tarjet_PC.B288 Tarjet_PC.B286:Tarjet_PC.B286 Tarjet_PC.B284:Tarjet_PC.B284 Tarjet_PC.B282:Tarjet_PC.B282 Tarjet_PC.B186:Tarjet_PC.B280 Tarjet_PC.B2:Tarjet_PC.B166 Tarjet_PC.B290:Tarjet_PC.B426 Tarjet_PC.B168:Tarjet_PC.B168 Tarjet_PC.B170:Tarjet_PC.B170 Tarjet_PC.B172:Tarjet_PC.B172 Tarjet_PC.B174:Tarjet_PC.B174 Tarjet_PC.B176:Tarjet_PC.B176 Tarjet_PC.B178:Tarjet_PC.B178 Tarjet_PC.B180:Tarjet_PC.B180 Tarjet_PC.B182:Tarjet_PC.B182 Tarjet_PC.B184:Tarjet_PC.B184">
            <calcext:condition calcext:apply-style-name="Untitled1" calcext:value="contains-text(&quot;0998&quot;)" calcext:base-cell-address="Tarjet_PC.B2"/>
          </calcext:conditional-format>
        </calcext:conditional-formats>
      </table:table>
      <table:table table:name="Sheet8" table:style-name="ta2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FS_SO_C.A1:FS_SO_C.C3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7">
      <number:number number:decimal-places="1" loext:min-decimal-places="1" number:min-integer-digits="1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0" loext:min-decimal-places="0" number:min-integer-digits="3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22:51:43.252072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4T12:14:10.607383500</dc:date>
    <meta:editing-duration>P5DT19H16M45S</meta:editing-duration>
    <meta:editing-cycles>44</meta:editing-cycles>
    <meta:generator>LibreOffice/6.4.7.2$Linux_X86_64 LibreOffice_project/40$Build-2</meta:generator>
    <meta:document-statistic meta:table-count="8" meta:cell-count="5085" meta:object-count="0"/>
  </office:meta>
</office:document-meta>
</file>